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VL ゴシック" svg:font-family="'VL 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language-asian="ja" style:country-asian="JP"/>
    </style:style>
    <style:style style:name="P2" style:family="paragraph" style:parent-style-name="Header">
      <style:text-properties officeooo:paragraph-rsid="001e83a8" style:language-asian="ja" style:country-asian="JP"/>
    </style:style>
    <style:style style:name="P3" style:family="paragraph" style:parent-style-name="Title">
      <style:text-properties style:language-asian="ja" style:country-asian="JP"/>
    </style:style>
    <style:style style:name="P4" style:family="paragraph" style:parent-style-name="Text_20_body">
      <style:text-properties style:language-asian="ja" style:country-asian="JP"/>
    </style:style>
    <style:style style:name="P5" style:family="paragraph" style:parent-style-name="メソッド定義">
      <style:text-properties style:language-asian="ja" style:country-asian="JP"/>
    </style:style>
    <style:style style:name="P6" style:family="paragraph" style:parent-style-name="Heading_20_1">
      <style:text-properties style:language-asian="ja" style:country-asian="JP"/>
    </style:style>
    <style:style style:name="T1" style:family="text">
      <style:text-properties officeooo:rsid="001e83a8"/>
    </style:style>
    <style:style style:name="T2" style:family="text">
      <style:text-properties style:language-asian="ja" style:country-asian="JP"/>
    </style:style>
    <style:style style:name="T3" style:family="text">
      <style:text-properties officeooo:rsid="00206d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PIONE式における</text:span>メソッド一覧</text:p>
      <text:h text:style-name="P6" text:outline-level="1">真偽型</text:h>
      <text:p text:style-name="メソッド定義">== : boolea<text:span text:style-name="T2">n -&gt; </text:span>boolean</text:p>
      <text:p text:style-name="P4">レシーバと引数の真偽値が同一である場合、trueを返却する。それ以外の場合、falseを返却する。</text:p>
      <text:p text:style-name="P5">!= : boolean -&gt; boolean</text:p>
      <text:p text:style-name="P4">レシーバと引数の真偽値が同一でない場合、trueを返却する。それ以外の場合、falseを返却する。</text:p>
      <text:p text:style-name="メソッド定義">&amp;&amp; : boolea<text:span text:style-name="T2">n -&gt; </text:span>boolean</text:p>
      <text:p text:style-name="P4">レシーバと引数が共にtrueである場合、trueを返却する。それ以外の場合、falseを返却する。</text:p>
      <text:p text:style-name="メソッド定義">|| : boolea<text:span text:style-name="T2">n -&gt; </text:span>boolean</text:p>
      <text:p text:style-name="P4">レシーバもしくは引数のどちらかがtrueである場合、trueを返却する。それ以外の場合、falseを返却する。</text:p>
      <text:p text:style-name="メソッド定義">as_string<text:span text:style-name="T2"> </text:span>: string</text:p>
      <text:p text:style-name="P4">レシーバの文字列表現を返却する。</text:p>
      <text:p text:style-name="メソッド定義">not : boolean</text:p>
      <text:p text:style-name="P4">レシーバがtrueであれば、falseを返却する。レシーバがfalseであれば、trueを返却する。</text:p>
      <text:h text:style-name="P6" text:outline-level="1">文字列型</text:h>
      <text:p text:style-name="メソッド定義">== : string<text:span text:style-name="T2"> -&gt; string</text:span></text:p>
      <text:p text:style-name="P4">レシーバと引数が同値である場合、trueを返却する。それ以外の場合、falseを返却する。</text:p>
      <text:p text:style-name="メソッド定義">!= : string<text:span text:style-name="T2"> -&gt; string</text:span></text:p>
      <text:p text:style-name="P4">レシーバと引数が同値でない場合、trueを返却する。それ以外の場合、falseを返却する。</text:p>
      <text:p text:style-name="メソッド定義">+ : string<text:span text:style-name="T2"> -&gt; string</text:span></text:p>
      <text:p text:style-name="P4">レシーバに引数文字列を連結した結果を返却する。</text:p>
      <text:p text:style-name="メソッド定義">as_string : string</text:p>
      <text:p text:style-name="P4">レシーバ自身を返却する。</text:p>
      <text:p text:style-name="メソッド定義">as_int : integer</text:p>
      <text:p text:style-name="P4">レシーバを整数値として解釈した結果を返却する。</text:p>
      <text:p text:style-name="メソッド定義">as_float : float</text:p>
      <text:p text:style-name="P4">レシーバを浮動小数点値として解釈した結果を返却する。</text:p>
      <text:p text:style-name="メソッド定義">length : integer</text:p>
      <text:p text:style-name="P4">レシーバの長さを返却する。</text:p>
      <text:p text:style-name="メソッド定義">include? : string -&gt; boolean</text:p>
      <text:p text:style-name="P4">レシーバが引数文字列を含む場合、trueを返却する。それ以外の場合、falseを返却する。</text:p>
      <text:p text:style-name="メソッド定義"><text:soft-page-break/>substring : integer -&gt; integer -&gt; string</text:p>
      <text:p text:style-name="P4">レシーバの第一引数の位置から第二引数の長さまでの部分文字列を返却する。</text:p>
      <text:h text:style-name="Heading_20_1" text:outline-level="1">整数型</text:h>
      <text:p text:style-name="メソッド定義">== : <text:span text:style-name="T2">integer -&gt; boolean</text:span></text:p>
      <text:p text:style-name="P4">レシーバと引数が同値である場合、trueを返却する。それ以外の場合、falseを返却する。</text:p>
      <text:p text:style-name="メソッド定義">!= : <text:span text:style-name="T2">integer -&gt; boolean</text:span></text:p>
      <text:p text:style-name="P4">レシーバと引数が同値でない場合、trueを返却する。それ以外の場合、falseを返却する。</text:p>
      <text:p text:style-name="メソッド定義">&gt; : <text:span text:style-name="T2">integer -&gt; boolean</text:span></text:p>
      <text:p text:style-name="P4">レシーバが引数よりも大きい場合、trueを返却する。それ以外の場合、falseを返却する。</text:p>
      <text:p text:style-name="メソッド定義">&gt;= : <text:span text:style-name="T2">integer -&gt; boolean</text:span></text:p>
      <text:p text:style-name="P4">レシーバが引数よりも大きいか同値である場合、trueを返却する。それ以外の場合、falseを返却する。</text:p>
      <text:p text:style-name="メソッド定義">&lt; : <text:span text:style-name="T2">integer -&gt; boolean</text:span></text:p>
      <text:p text:style-name="P4">レシーバが引数よりも小さい場合、trueを返却する。それ以外の場合、falseを返却する。</text:p>
      <text:p text:style-name="メソッド定義">&lt;= : <text:span text:style-name="T2">integer -&gt; boolean</text:span></text:p>
      <text:p text:style-name="P4">レシーバが引数よりも小さいか同値である場合、trueを返却する。それ以外の場合、falseを返却する。</text:p>
      <text:p text:style-name="メソッド定義">+ : <text:span text:style-name="T2">integer -&gt; integer</text:span></text:p>
      <text:p text:style-name="P4">レシーバに引数を加算した結果を返却する。</text:p>
      <text:p text:style-name="メソッド定義">- : <text:span text:style-name="T2">integer -&gt; integer</text:span></text:p>
      <text:p text:style-name="P4">レシーバに引数を減算した結果を返却する。</text:p>
      <text:p text:style-name="メソッド定義">* : <text:span text:style-name="T2">integer -&gt; integer</text:span></text:p>
      <text:p text:style-name="P4">レシーバに引数を乗算した結果を返却する。</text:p>
      <text:p text:style-name="メソッド定義">% : <text:span text:style-name="T2">integer -&gt; integer</text:span></text:p>
      <text:p text:style-name="P4">レシーバに引数を除算した結果の商を返却する。</text:p>
      <text:p text:style-name="メソッド定義">/ : <text:span text:style-name="T2">integer -&gt; integer</text:span></text:p>
      <text:p text:style-name="P4">レシーバに引数を除算した結果の除数を返却する。</text:p>
      <text:p text:style-name="メソッド定義">as_string : string</text:p>
      <text:p text:style-name="P4">レシーバの文字列表現を返却する。</text:p>
      <text:p text:style-name="メソッド定義">as_int : integer</text:p>
      <text:p text:style-name="P4">レシーバ自身を返却する。</text:p>
      <text:p text:style-name="メソッド定義">as_float : float</text:p>
      <text:p text:style-name="P4">レシーバを浮動小数点値に変換して返却する。</text:p>
      <text:p text:style-name="メソッド定義"><text:soft-page-break/>next : integer</text:p>
      <text:p text:style-name="P4">レシーバに1を加算した結果を返却する。</text:p>
      <text:p text:style-name="メソッド定義">prev : integer</text:p>
      <text:p text:style-name="P4">レシーバに1を減算した結果を返却する。</text:p>
      <text:p text:style-name="メソッド定義">even? : boolean</text:p>
      <text:p text:style-name="P4">レシーバが偶数であれば、trueを返却する。それ以外の場合、falseを返却する。</text:p>
      <text:p text:style-name="メソッド定義">odd? : boolean</text:p>
      <text:p text:style-name="P4">レシーバが奇数であれば、trueを返却する。それ以外の場合、falseを返却する。</text:p>
      <text:h text:style-name="Heading_20_1" text:outline-level="1">浮動小数点数型</text:h>
      <text:p text:style-name="メソッド定義">==<text:span text:style-name="T2"> : float -&gt; boolean</text:span></text:p>
      <text:p text:style-name="P4">レシーバと引数が同値である場合、trueを返却する。それ以外の場合、falseを返却する。</text:p>
      <text:p text:style-name="メソッド定義">!= : float<text:span text:style-name="T2"> -&gt; boolean</text:span></text:p>
      <text:p text:style-name="P4">レシーバと引数が同値でない場合、trueを返却する。それ以外の場合、falseを返却する。</text:p>
      <text:p text:style-name="メソッド定義">&gt; : float<text:span text:style-name="T2"> -&gt; boolean</text:span></text:p>
      <text:p text:style-name="P4">レシーバが引数よりも大きい場合、trueを返却する。それ以外の場合、falseを返却する。</text:p>
      <text:p text:style-name="メソッド定義">&gt;= : float<text:span text:style-name="T2"> -&gt; boolean</text:span></text:p>
      <text:p text:style-name="P4">レシーバが引数よりも大きいか同値である場合、trueを返却する。それ以外の場合、falseを返却する。</text:p>
      <text:p text:style-name="メソッド定義">&lt; : float<text:span text:style-name="T2"> -&gt; boolean</text:span></text:p>
      <text:p text:style-name="P4">レシーバが引数よりも小さい場合、trueを返却する。それ以外の場合、falseを返却する。</text:p>
      <text:p text:style-name="メソッド定義">&lt;= : float<text:span text:style-name="T2"> -&gt; boolean</text:span></text:p>
      <text:p text:style-name="P4">レシーバが引数よりも小さいか同値である場合、trueを返却する。それ以外の場合、falseを返却する。</text:p>
      <text:p text:style-name="メソッド定義">+ : float<text:span text:style-name="T2"> -&gt; float</text:span></text:p>
      <text:p text:style-name="P4">レシーバに引数を加算した結果を返却する。</text:p>
      <text:p text:style-name="メソッド定義">- : float<text:span text:style-name="T2"> -&gt; float</text:span></text:p>
      <text:p text:style-name="P4">レシーバに引数を減算した結果を返却する。</text:p>
      <text:p text:style-name="メソッド定義">* : float<text:span text:style-name="T2"> -&gt; float</text:span></text:p>
      <text:p text:style-name="P4">レシーバに引数を乗算した結果を返却する。</text:p>
      <text:p text:style-name="メソッド定義">% : float<text:span text:style-name="T2"> -&gt; float</text:span></text:p>
      <text:p text:style-name="P4">レシーバに引数を除算した結果の商を返却する。</text:p>
      <text:p text:style-name="メソッド定義">/ : float<text:span text:style-name="T2"> -&gt; float</text:span></text:p>
      <text:p text:style-name="P4">レシーバに引数を除算した結果の除数を返却する。</text:p>
      <text:p text:style-name="メソッド定義"><text:soft-page-break/>as_string : string</text:p>
      <text:p text:style-name="P4">レシーバの文字列表現を返却する。</text:p>
      <text:p text:style-name="メソッド定義">as_int : integer</text:p>
      <text:p text:style-name="P4">レシーバを正数値に変換した結果を返却する。</text:p>
      <text:p text:style-name="メソッド定義">as_float : float</text:p>
      <text:p text:style-name="P4">レシーバを自身を返却する。</text:p>
      <text:h text:style-name="P6" text:outline-level="1">ルール表現型</text:h>
      <text:p text:style-name="メソッド定義">==<text:span text:style-name="T2"> : rule_expr -&gt; boolean</text:span></text:p>
      <text:p text:style-name="P4">レシーバと引数が同値である場合、trueを返却する。それ以外の場合、falseを返却する。</text:p>
      <text:p text:style-name="メソッド定義">!= : rule_expr<text:span text:style-name="T2"> -&gt; boolean</text:span></text:p>
      <text:p text:style-name="P4">レシーバと引数が同値でない場合、trueを返却する。それ以外の場合、falseを返却する。</text:p>
      <text:p text:style-name="メソッド定義">params : parameters -&gt; rule_expr</text:p>
      <text:p text:style-name="P4">レシーバに引数をパラメータとして設定した結果を返却する。</text:p>
      <text:p text:style-name="メソッド定義">as_string : string</text:p>
      <text:p text:style-name="P4">レシーバの文字列表現を返却する。</text:p>
      <text:h text:style-name="Heading_20_1" text:outline-level="1">データ表現型</text:h>
      <text:p text:style-name="メソッド定義">==<text:span text:style-name="T2"> : data_expr -&gt; boolean</text:span></text:p>
      <text:p text:style-name="P4">レシーバと引数が同値である場合、trueを返却する。それ以外の場合、falseを返却する。</text:p>
      <text:p text:style-name="メソッド定義">!= : data_expr<text:span text:style-name="T2"> -&gt; boolean</text:span></text:p>
      <text:p text:style-name="P4">レシーバと引数が同値でない場合、trueを返却する。それ以外の場合、falseを返却する。</text:p>
      <text:p text:style-name="メソッド定義">all : data_expr</text:p>
      <text:p text:style-name="P4">レシーバをall解釈に設定した結果を返却する。</text:p>
      <text:p text:style-name="メソッド定義">all? : boolean</text:p>
      <text:p text:style-name="P4">レシーバがall解釈を採る場合、trueを返却する。それ以外の場合、falseを返却する。</text:p>
      <text:p text:style-name="メソッド定義">each : data_expr</text:p>
      <text:p text:style-name="P4">レシーバをeach解釈に設定した結果を返却する。</text:p>
      <text:p text:style-name="メソッド定義">each? : boolean</text:p>
      <text:p text:style-name="P4">レシーバがeach解釈を採る場合、trueを返却する。それ以外の場合、falseを返却する。</text:p>
      <text:p text:style-name="メソッド定義">stdout : data_expr</text:p>
      <text:p text:style-name="P4">レシーバを標準出力モードに設定した結果を返却する。</text:p>
      <text:p text:style-name="メソッド定義">stdout? : boolean</text:p>
      <text:p text:style-name="P4">レシーバがstdoutモードである場合、trueを返却する。それ以外の場合、falseを返却する。</text:p>
      <text:p text:style-name="メソッド定義"><text:soft-page-break/>except : data_expr -&gt; data_expr</text:p>
      <text:p text:style-name="P4">レシーバの表現に対して引数のデータ表現を例外として設定した結果を返却する。</text:p>
      <text:p text:style-name="メソッド定義">as_string : string</text:p>
      <text:p text:style-name="P4">レシーバの文字列表現を返却す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VL ゴシック" svg:font-family="'VL 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lways"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記述例"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99ccff"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text-properties fo:font-size="10pt" style:font-size-asian="10pt"/>
    </style:style>
    <style:style style:name="用語" style:family="paragraph" style:parent-style-name="Heading" style:master-page-name="">
      <style:paragraph-properties fo:margin-top="0cm" fo:margin-bottom="0cm" style:contextual-spacing="false" fo:keep-together="always" style:page-number="auto"/>
      <style:text-properties fo:font-size="10pt" style:font-size-asian="10pt" style:font-weight-asian="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メソッド定義" style:family="paragraph" style:parent-style-name="Heading_20_2" style:next-style-name="Text_20_body" style:default-outline-level="" style:list-style-name="" style:master-page-name="">
      <style:paragraph-properties fo:margin-top="0.12cm" fo:margin-bottom="0.21cm" style:contextual-spacing="false" style:page-number="auto"/>
      <style:text-properties style:font-name="VL ゴシック" fo:font-family="'VL ゴシック'" style:font-style-name="太字" style:font-family-generic="modern" style:font-pitch="fixed" style:font-name-asian="VL ゴシック" style:font-family-asian="'VL ゴシック'" style:font-style-name-asian="太字" style:font-family-generic-asian="modern" style:font-pitch-asian="fixe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e83a8" style:language-asian="ja" style:country-asian="JP"/>
    </style:style>
    <style:style style:name="MP2" style:family="paragraph" style:parent-style-name="Header">
      <style:text-properties style:language-asian="ja" style:country-asian="JP"/>
    </style:style>
    <style:style style:name="MT1" style:family="text">
      <style:text-properties officeooo:rsid="00206dc0"/>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IONE式におけるメソッド一覧</text:span><text:tab/><text:tab/></text:p>
        <text:p text:style-name="MP2"><text:tab/><text:tab/>㈱なうデータ研究所</text:p>
      </style:header>
      <style:footer>
        <text:p text:style-name="Footer"><text:tab/>－<text:page-number text:select-page="current">5</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19H</meta:editing-duration>
    <meta:editing-cycles>4013</meta:editing-cycles>
    <meta:generator>LibreOffice/4.2.6.3$Linux_X86_64 LibreOffice_project/420m0$Build-3</meta:generator>
    <dc:date>2014-11-03T22:34:00.208980525</dc:date>
    <meta:print-date>2012-07-17T21:47:12.15</meta:print-date>
    <dc:creator>Keita Yamaguchi</dc:creator>
    <meta:document-statistic meta:table-count="0" meta:image-count="0" meta:object-count="0" meta:page-count="5" meta:paragraph-count="132" meta:word-count="2110" meta:character-count="3325" meta:non-whitespace-character-count="3122"/>
    <meta:user-defined meta:name="Info 1"/>
    <meta:user-defined meta:name="Info 2"/>
    <meta:user-defined meta:name="Info 3"/>
    <meta:user-defined meta:name="Info 4"/>
  </office:meta>
</office:document-meta>
</file>